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5" style:family="paragraph" style:parent-style-name="Text_20_body">
      <style:text-properties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.212cm"/>
    </style:style>
    <style:style style:name="P7" style:family="paragraph" style:parent-style-name="Text_20_body">
      <style:paragraph-properties fo:margin-top="0cm" fo:margin-bottom="0.212cm"/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  <style:text-properties style:font-name="Times New Roman3" fo:font-size="14pt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weight="bold" style:font-name-asian="Times New Roman1" style:font-weight-asian="normal" style:font-name-complex="Times New Roman1" style:font-weight-complex="normal"/>
    </style:style>
    <style:style style:name="T5" style:family="text">
      <style:text-properties fo:font-style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language="en" fo:country="US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_eng/images/3014.png" xlink:type="simple" xlink:show="embed" xlink:actuate="onLoad"/></draw:frame></text:p>
          </table:table-cell>
          <table:table-cell table:style-name="Table1.B1" office:value-type="string">
            <text:h text:style-name="P8" text:outline-level="1">Bidirectional bus (output)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559cm" draw:z-index="0"><draw:image xlink:href="../../odt_eng/images/301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The unit </text:span><text:span text:style-name="T4">is vectorized </text:span><text:span text:style-name="T3">and is intended to create a bidirectional communication line.</text:span></text:p>
            <text:p text:style-name="P7">The unit has named input and output signals (by default one input signal is named as <text:span text:style-name="T2">A</text:span> and one input signal is named as <text:span text:style-name="T1">B</text:span>), and bidirectional port of <text:span text:style-name="T5">data bus </text:span>type (multi-core line) named as <text:span text:style-name="T1">MAIN</text:span>.</text:p>
            <text:p text:style-name="P6"><text:span text:style-name="T6">The unit is applied together with the </text:span><text:span text:style-name="T7">Bidirectional bus (input) </text:span><text:span text:style-name="T6">unit.</text:span> <text:span text:style-name="T6">When two such units are interconnected via the bidirectional port </text:span><text:span text:style-name="T8">MAIN</text:span><text:span text:style-name="T6">, mutual transmission of input signal is carried out from one unit to the output signal of the other:</text:span></text:p>
            <text:p text:style-name="P4"><draw:frame draw:style-name="fr2" draw:name="Графический объект3" text:anchor-type="as-char" svg:width="12.568cm" svg:height="5.345cm" draw:z-index="0"><draw:image xlink:href="../../odt_eng/images/3013_a.PNG" xlink:type="simple" xlink:show="embed" xlink:actuate="onLoad"/></draw:frame></text:p>
            <text:p text:style-name="P9">The user by himself can edit the number and type of signals transmitted and received via bidirectional data bu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унаправленная шина (выход)</dc:title>
    <dc:date>2012-03-05T21:11:19.57</dc:date>
    <meta:editing-cycles>76</meta:editing-cycles>
    <meta:editing-duration>PT2H19M44S</meta:editing-duration>
    <dc:creator>Александр </dc:creator>
    <meta:document-statistic meta:table-count="1" meta:image-count="3" meta:object-count="0" meta:page-count="1" meta:paragraph-count="10" meta:word-count="116" meta:character-count="682"/>
    <meta:user-defined meta:name="Поле 1"/>
    <meta:user-defined meta:name="Поле 2"/>
    <meta:user-defined meta:name="Поле 3"/>
    <meta:user-defined meta:name="Поле 4"/>
  </office:meta>
</office:document-meta>
</file>